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4">
      <style:text-properties fo:font-size="16pt" style:font-size-asian="16pt" style:font-size-complex="16pt"/>
    </style:style>
    <style:style style:name="P4" style:family="paragraph" style:parent-style-name="Standard" style:list-style-name="L5">
      <style:text-properties fo:font-size="16pt" style:font-size-asian="16pt" style:font-size-complex="16pt"/>
    </style:style>
    <style:style style:name="P5" style:family="paragraph" style:parent-style-name="Standard" style:list-style-name="L6">
      <style:text-properties fo:font-size="16pt" style:font-size-asian="16pt" style:font-size-complex="16pt"/>
    </style:style>
    <style:style style:name="P6" style:family="paragraph" style:parent-style-name="Standard" style:list-style-name="L7">
      <style:text-properties fo:font-size="16pt" style:font-size-asian="16pt" style:font-size-complex="16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span text:style-name="T1">RESULTS</text:span></text:p>
      <text:p text:style-name="Standard"><text:span text:style-name="T1"/></text:p>
      <text:p text:style-name="Standard"><text:span text:style-name="T1"><text:tab/><text:tab/><text:tab/></text:span><text:span text:style-name="T2">W</text:span><text:span text:style-name="T4">inners list event of ENGINEERS DAY</text:span></text:p>
      <text:p text:style-name="Standard"><text:span text:style-name="T4"/></text:p>
      <text:p text:style-name="Standard"><text:span text:style-name="T4"/></text:p>
      <text:p text:style-name="Standard"><text:span text:style-name="T1">QUIZ RESULTS :-</text:span><text:span text:style-name="T4"> </text:span></text:p>
      <text:p text:style-name="Standard"><text:span text:style-name="T4"/></text:p>
      <text:p text:style-name="P7"><text:span text:style-name="T3">PUC 1,2 &amp; E1</text:span></text:p>
      <text:p text:style-name="P7"><text:span text:style-name="T3">--------------------</text:span></text:p>
      <text:p text:style-name="Standard"><text:span text:style-name="T2">1</text:span><text:span text:style-name="T5">st <text:s/></text:span><text:span text:style-name="T8">prize :</text:span></text:p>
      <text:p text:style-name="Standard"><text:span text:style-name="T8"><text:tab/></text:span></text:p>
      <text:p text:style-name="P1"><text:span text:style-name="T9">1. N120458 – D.SIVA</text:span></text:p>
      <text:p text:style-name="P1"><text:span text:style-name="T9">2. N120463 – D.T.HANUMA</text:span></text:p>
      <text:p text:style-name="P1"><text:span text:style-name="T9">3. N120464 – CH.RAGHU</text:span></text:p>
      <text:p text:style-name="P1"><text:span text:style-name="T9">4. N120470 – CH.NAGENDRA BABU</text:span></text:p>
      <text:p text:style-name="P1"><text:span text:style-name="T9">5. N120474 – D.LAKSHMI NARAYANA</text:span></text:p>
      <text:p text:style-name="Standard"><text:span text:style-name="T8"/></text:p>
      <text:p text:style-name="Standard"><text:span text:style-name="T8">2</text:span><text:span text:style-name="T5">nd</text:span><text:span text:style-name="T8"> prize :- </text:span></text:p>
      <text:p text:style-name="Standard"><text:span text:style-name="T8"/></text:p>
      <text:p text:style-name="P2"><text:span text:style-name="T9">1. N130640 – M.JOHN SAMUEL</text:span></text:p>
      <text:p text:style-name="P2"><text:span text:style-name="T9">2. N130644 – P. KALYAN CHANDU</text:span></text:p>
      <text:p text:style-name="P2"><text:span text:style-name="T9">3. N130645 – Md. ALTHAF HUSSAIN</text:span></text:p>
      <text:p text:style-name="P2"><text:span text:style-name="T9">4. N130647 – B.SAIDA NAIK</text:span></text:p>
      <text:p text:style-name="P2"><text:span text:style-name="T9">5. N130639 – L.UMAPATHI</text:span></text:p>
      <text:p text:style-name="P2"><text:span text:style-name="T9"/></text:p>
      <text:p text:style-name="P2"><text:span text:style-name="T8">3</text:span><text:span text:style-name="T7">rd</text:span><text:span text:style-name="T10"> prize : -</text:span></text:p>
      <text:p text:style-name="P2"><text:span text:style-name="T10"/></text:p>
      <text:p text:style-name="P2"><text:span text:style-name="T9">1. N120759 – B.PRAVEEN</text:span></text:p>
      <text:p text:style-name="P2"><text:span text:style-name="T9">2. N120761 – I.LENIN KUMAR</text:span></text:p>
      <text:p text:style-name="P2"><text:span text:style-name="T9">3. N120767 – M.SRI KRISHNA NAIK</text:span></text:p>
      <text:p text:style-name="P2"><text:span text:style-name="T9">4. N120763 – M.GOPI</text:span></text:p>
      <text:p text:style-name="P2"><text:span text:style-name="T9">5. N120753 – I.NARESH</text:span></text:p>
      <text:p text:style-name="P2"><text:span text:style-name="T9"/></text:p>
      <text:p text:style-name="P2"><text:span text:style-name="T9"/></text:p>
      <text:p text:style-name="P2"><text:soft-page-break/><text:span text:style-name="T9"/></text:p>
      <text:p text:style-name="P8"><text:span text:style-name="T9">E2,E3,E4</text:span></text:p>
      <text:p text:style-name="P8"><text:span text:style-name="T9">------------</text:span></text:p>
      <text:p text:style-name="P8"><text:span text:style-name="T9"/></text:p>
      <text:p text:style-name="P8"><text:span text:style-name="T9">1</text:span><text:span text:style-name="T6">st</text:span><text:span text:style-name="T9"> <text:s/>prize :- </text:span></text:p>
      <text:p text:style-name="P8"><text:span text:style-name="T9"/></text:p>
      <text:list xml:id="list947495710" text:style-name="L5">
        <text:list-item>
          <text:p text:style-name="P4"><text:span text:style-name="T9">N100361 – K.SAI KIRAN</text:span></text:p>
        </text:list-item>
        <text:list-item>
          <text:p text:style-name="P4"><text:span text:style-name="T9">N100359 – J.ESWAR RAO</text:span></text:p>
        </text:list-item>
      </text:list>
      <text:list xml:id="list1531876285" text:style-name="L4">
        <text:list-item>
          <text:p text:style-name="P3"><text:span text:style-name="T9">N100357 – N.TIRUMALA RAO</text:span></text:p>
        </text:list-item>
        <text:list-item>
          <text:p text:style-name="P3"><text:span text:style-name="T9">N100372 – D.NARAYANA RAO</text:span></text:p>
        </text:list-item>
        <text:list-item>
          <text:p text:style-name="P3"><text:span text:style-name="T9">N100365 – D.NARENDRA KUMAR</text:span></text:p>
        </text:list-item>
        <text:list-item>
          <text:p text:style-name="P3"><text:span text:style-name="T9">N100358 – K.SIVA SANKAR PRASAD</text:span></text:p>
        </text:list-item>
      </text:list>
      <text:p text:style-name="P2"><text:span text:style-name="T9"/></text:p>
      <text:p text:style-name="P2"><text:span text:style-name="T9">2ND PRIZE:</text:span></text:p>
      <text:p text:style-name="P2"><text:span text:style-name="T9"/></text:p>
      <text:list xml:id="list709348802" text:style-name="L6">
        <text:list-item>
          <text:p text:style-name="P5"><text:span text:style-name="T9">N100081- A.YASWANTH KUMAR</text:span></text:p>
        </text:list-item>
        <text:list-item>
          <text:p text:style-name="P5"><text:span text:style-name="T9">N100009- CH.SIVARAMA PRASAD</text:span></text:p>
        </text:list-item>
        <text:list-item>
          <text:p text:style-name="P5"><text:span text:style-name="T9">N100021 – CH.SRIKANTH</text:span></text:p>
        </text:list-item>
        <text:list-item>
          <text:p text:style-name="P5"><text:span text:style-name="T9">N100027 – A. JAGADISH KUMAR</text:span></text:p>
        </text:list-item>
        <text:list-item>
          <text:p text:style-name="P5"><text:span text:style-name="T9">N100100- G. VIVEKA VARDHAN</text:span></text:p>
        </text:list-item>
        <text:list-item>
          <text:p text:style-name="P5"><text:span text:style-name="T9">N100082 – B. RAGHUNATH</text:span></text:p>
        </text:list-item>
      </text:list>
      <text:p text:style-name="P2"><text:span text:style-name="T9"/></text:p>
      <text:p text:style-name="P2"><text:span text:style-name="T9">3RD PRIZE:</text:span></text:p>
      <text:p text:style-name="P2"><text:span text:style-name="T9"/></text:p>
      <text:list xml:id="list292031744" text:style-name="L7">
        <text:list-item>
          <text:p text:style-name="P6"><text:span text:style-name="T9">N110650- A. GANESH</text:span></text:p>
        </text:list-item>
        <text:list-item>
          <text:p text:style-name="P6"><text:span text:style-name="T9">N110574- K.VENKAT RAO</text:span></text:p>
        </text:list-item>
        <text:list-item>
          <text:p text:style-name="P6"><text:span text:style-name="T9">N110658-R.VENKATESWAR RAO</text:span></text:p>
        </text:list-item>
        <text:list-item>
          <text:p text:style-name="P6"><text:span text:style-name="T9">N110649-M.SIVA RAM PRASAD</text:span></text:p>
        </text:list-item>
        <text:list-item>
          <text:p text:style-name="P6"><text:span text:style-name="T9">N110652- T.ASWINI KUMAR</text:span></text:p>
        </text:list-item>
        <text:list-item>
          <text:p text:style-name="P6"><text:span text:style-name="T9">N110668 – D. SUDHEER KUMAR</text:span></text:p>
        </text:list-item>
      </text:list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>DEBATE RESULTS:</text:span></text:p>
      <text:p text:style-name="P2"><text:span text:style-name="T9"/></text:p>
      <text:p text:style-name="P2"><text:span text:style-name="T9">SENIORS </text:span></text:p>
      <text:p text:style-name="P7"><text:span text:style-name="T9">------------</text:span></text:p>
      <text:p text:style-name="P7"><text:span text:style-name="T9"/></text:p>
      <text:p text:style-name="P2"><text:span text:style-name="T9">BEST OPPONENT : </text:span></text:p>
      <text:p text:style-name="P2"><text:span text:style-name="T9"/></text:p>
      <text:p text:style-name="P2"><text:span text:style-name="T9">N110571 – GVK BHANU SATYADEV</text:span></text:p>
      <text:p text:style-name="P2"><text:span text:style-name="T9"/></text:p>
      <text:p text:style-name="P2"><text:span text:style-name="T9">BEST SUPPORTER :</text:span></text:p>
      <text:p text:style-name="P2"><text:span text:style-name="T9"/></text:p>
      <text:p text:style-name="P2"><text:span text:style-name="T9">N100847 <text:s/>- P <text:s/>RAJASHEKAR</text:span></text:p>
      <text:p text:style-name="P2"><text:span text:style-name="T9"/></text:p>
      <text:p text:style-name="P2"><text:span text:style-name="T9">CONSOLATION:</text:span></text:p>
      <text:p text:style-name="P2"><text:span text:style-name="T9"/></text:p>
      <text:p text:style-name="P2"><text:span text:style-name="T9">N130695 – SK KAFEEL PARVEZ</text:span></text:p>
      <text:p text:style-name="P2"><text:span text:style-name="T9"/></text:p>
      <text:p text:style-name="P2"><text:span text:style-name="T9">N120879 – SK RUKSANA</text:span></text:p>
      <text:p text:style-name="P2"><text:span text:style-name="T9"/></text:p>
      <text:p text:style-name="P2"><text:span text:style-name="T9">JUNIORS</text:span></text:p>
      <text:p text:style-name="P7"><text:span text:style-name="T9">-------------</text:span></text:p>
      <text:p text:style-name="P2"><text:span text:style-name="T9"/></text:p>
      <text:p text:style-name="P2"><text:span text:style-name="T9">BEST OPPONENT:</text:span></text:p>
      <text:p text:style-name="P2"><text:span text:style-name="T9"/></text:p>
      <text:p text:style-name="P2"><text:span text:style-name="T9">RAMA TULASI </text:span></text:p>
      <text:p text:style-name="P2"><text:span text:style-name="T9"/></text:p>
      <text:p text:style-name="P2"><text:span text:style-name="T9">BEST SUPPORTER:</text:span></text:p>
      <text:p text:style-name="P2"><text:span text:style-name="T9"/></text:p>
      <text:p text:style-name="P2"><text:span text:style-name="T9"><text:s/>N130754 – M VAMSI KRISHNA</text:span></text:p>
      <text:p text:style-name="P2"><text:span text:style-name="T9"/></text:p>
      <text:p text:style-name="P2"><text:span text:style-name="T9">CONSOLATION</text:span></text:p>
      <text:p text:style-name="P2"><text:span text:style-name="T9"/></text:p>
      <text:p text:style-name="P2"><text:span text:style-name="T9">N140965 – P SRUJANA</text:span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/></text:p>
      <text:p text:style-name="P2"><text:span text:style-name="T9"/></text:p>
      <text:p text:style-name="P2"><text:span text:style-name="T9">ESSAY WRITING</text:span></text:p>
      <text:p text:style-name="P2"><text:span text:style-name="T9"/></text:p>
      <text:p text:style-name="P2"><text:span text:style-name="T9">SENIORS </text:span></text:p>
      <text:p text:style-name="P7"><text:span text:style-name="T9">-------------</text:span></text:p>
      <text:p text:style-name="P2"><text:span text:style-name="T9">FIRST PRIZE : N100361</text:span></text:p>
      <text:p text:style-name="P2"><text:span text:style-name="T9"/></text:p>
      <text:p text:style-name="P2"><text:span text:style-name="T9">SECOND PRIZE: N100043 &amp; N110005</text:span></text:p>
      <text:p text:style-name="P2"><text:span text:style-name="T9"/></text:p>
      <text:p text:style-name="P2"><text:span text:style-name="T9">CONSOLATION : N110505 &amp; N091567</text:span></text:p>
      <text:p text:style-name="P2"><text:span text:style-name="T9"/></text:p>
      <text:p text:style-name="P2"><text:span text:style-name="T9">CONSOLATION: N100299</text:span></text:p>
      <text:p text:style-name="P2"><text:span text:style-name="T9"/></text:p>
      <text:p text:style-name="P2"><text:span text:style-name="T9">JUNIORS – ENGLISH</text:span></text:p>
      <text:p text:style-name="P2"><text:span text:style-name="T9">----------------------------</text:span></text:p>
      <text:p text:style-name="P2"><text:span text:style-name="T9"/></text:p>
      <text:p text:style-name="P2"><text:span text:style-name="T9">FIRST PRIZE: N130900</text:span></text:p>
      <text:p text:style-name="P2"><text:span text:style-name="T9"/></text:p>
      <text:p text:style-name="P2"><text:span text:style-name="T9">SECOND PRIZE: N130629</text:span></text:p>
      <text:p text:style-name="P2"><text:span text:style-name="T9"/></text:p>
      <text:p text:style-name="P2"><text:span text:style-name="T9">THIRD PRIZE: N130645</text:span></text:p>
      <text:p text:style-name="P2"><text:span text:style-name="T9"/></text:p>
      <text:p text:style-name="P2"><text:span text:style-name="T9">JUNIORS – TELUGU</text:span></text:p>
      <text:p text:style-name="P2"><text:span text:style-name="T9">----------------------------</text:span></text:p>
      <text:p text:style-name="P2"><text:span text:style-name="T9"/></text:p>
      <text:p text:style-name="P2"><text:span text:style-name="T9">FIRST PRIZE: N130544</text:span></text:p>
      <text:p text:style-name="P2"><text:span text:style-name="T9"/></text:p>
      <text:p text:style-name="P2"><text:span text:style-name="T9">SECOND PRIZE: N120035</text:span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15T08:20:25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4" meta:paragraph-count="81" meta:word-count="279" meta:character-count="1657"/>
  </office:meta>
</office:document-meta>
</file>